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3d59" officeooo:paragraph-rsid="00093d59"/>
    </style:style>
    <style:style style:name="P2" style:family="paragraph" style:parent-style-name="Standard">
      <style:text-properties officeooo:rsid="00093d59" officeooo:paragraph-rsid="000c72d8"/>
    </style:style>
    <style:style style:name="P3" style:family="paragraph" style:parent-style-name="Standard">
      <style:text-properties style:font-name="Courier 10 Pitch" officeooo:rsid="00093d59" officeooo:paragraph-rsid="00093d59"/>
    </style:style>
    <style:style style:name="P4" style:family="paragraph" style:parent-style-name="Standard">
      <style:text-properties style:font-name="Courier 10 Pitch" officeooo:rsid="00093d59" officeooo:paragraph-rsid="000c72d8"/>
    </style:style>
    <style:style style:name="P5" style:family="paragraph" style:parent-style-name="Standard">
      <style:text-properties style:font-name="Courier 10 Pitch" officeooo:rsid="000c72d8" officeooo:paragraph-rsid="000c72d8"/>
    </style:style>
    <style:style style:name="P6" style:family="paragraph" style:parent-style-name="Standard">
      <style:text-properties style:font-name="Courier 10 Pitch" officeooo:rsid="000d3cb3" officeooo:paragraph-rsid="000d3cb3"/>
    </style:style>
    <style:style style:name="P7" style:family="paragraph" style:parent-style-name="Standard">
      <style:text-properties officeooo:rsid="000ea9af" officeooo:paragraph-rsid="000ea9af"/>
    </style:style>
    <style:style style:name="P8" style:family="paragraph" style:parent-style-name="Standard">
      <style:text-properties officeooo:rsid="0010e889" officeooo:paragraph-rsid="0010e889"/>
    </style:style>
    <style:style style:name="P9" style:family="paragraph" style:parent-style-name="Header">
      <style:text-properties officeooo:rsid="000aa26f" officeooo:paragraph-rsid="000aa26f"/>
    </style:style>
    <style:style style:name="T1" style:family="text">
      <style:text-properties officeooo:rsid="000c72d8"/>
    </style:style>
    <style:style style:name="T2" style:family="text">
      <style:text-properties officeooo:rsid="000ff2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/ Coordonnées dans le mode Minetest.</text:p>
      <text:p text:style-name="P1"/>
      <text:p text:style-name="P1"/>
      <text:p text:style-name="P1">2/ Importation des bibliothèques.</text:p>
      <text:p text:style-name="P1"/>
      <text:p text:style-name="P3">import mcpi.minecraft as minecraft</text:p>
      <text:p text:style-name="P3">import mcpi.block as block</text:p>
      <text:p text:style-name="P3">import server</text:p>
      <text:p text:style-name="P3">import sys</text:p>
      <text:p text:style-name="P1"/>
      <text:p text:style-name="P1"/>
      <text:p text:style-name="P7">Exercice :</text:p>
      <text:p text:style-name="P7">- Editer un texte</text:p>
      <text:p text:style-name="P7"/>
      <text:p text:style-name="P7"/>
      <text:p text:style-name="P1">2/ Initialisation du monde.</text:p>
      <text:p text:style-name="P1"/>
      <text:p text:style-name="P3">world = minecraft.Minecraft.create(server.address)</text:p>
      <text:p text:style-name="P1"/>
      <text:p text:style-name="P1"/>
      <text:p text:style-name="P1">3/ Afficher un message.</text:p>
      <text:p text:style-name="P1"/>
      <text:p text:style-name="P3">world.postToChat("Bonjour")</text:p>
      <text:p text:style-name="P1"/>
      <text:p text:style-name="P1"/>
      <text:p text:style-name="P1">Exercice :</text:p>
      <text:p text:style-name="P1"/>
      <text:p text:style-name="P1">- Lancer le script :</text:p>
      <text:p text:style-name="P6"/>
      <text:p text:style-name="P6">$ python ./script.py</text:p>
      <text:p text:style-name="P1"/>
      <text:p text:style-name="P1">- Modifier le message</text:p>
      <text:p text:style-name="P1">- Afficher plusieurs messages.</text:p>
      <text:p text:style-name="P1"/>
      <text:p text:style-name="P1"/>
      <text:p text:style-name="P1">4/ Afficher les coordonnées du joueur.</text:p>
      <text:p text:style-name="P1"/>
      <text:p text:style-name="P3">playerPos = world.player.getPos()</text:p>
      <text:p text:style-name="P3">world.postToChat(str(playerPos.x) + " " + str(playerPos.y) + " " + str(playerPos.z))</text:p>
      <text:p text:style-name="P1"/>
      <text:p text:style-name="P1"/>
      <text:p text:style-name="P1">5/ Ajouter un node/bloc.</text:p>
      <text:p text:style-name="P1"/>
      <text:p text:style-name="P3">world.setBlock(playerPos.x,playerPos.y ,playerPos.z + 1,block.DIAMOND_ORE)</text:p>
      <text:p text:style-name="P1"/>
      <text:p text:style-name="P1"/>
      <text:p text:style-name="P1">Exercice :</text:p>
      <text:p text:style-name="P1"/>
      <text:p text:style-name="P1">- Changer la texture du bloc.</text:p>
      <text:p text:style-name="P1">- Ajouter plusieurs blocs.</text:p>
      <text:p text:style-name="P1"><text:soft-page-break/>- Créer des formes avec les blocs</text:p>
      <text:p text:style-name="P1"/>
      <text:p text:style-name="P1"/>
      <text:p text:style-name="P1">6/ Boucle : Afficher des nombres.</text:p>
      <text:p text:style-name="P1"/>
      <text:p text:style-name="P3">for level in range(0, 10):</text:p>
      <text:p text:style-name="P3"><text:s text:c="3"/>world.postToChat(str(level) + " ")</text:p>
      <text:p text:style-name="P1"/>
      <text:p text:style-name="P1"/>
      <text:p text:style-name="P1">Exercice :</text:p>
      <text:p text:style-name="P1"/>
      <text:p text:style-name="P1">- Modifier le nombre de départ et le nombre de fin.</text:p>
      <text:p text:style-name="P1"/>
      <text:p text:style-name="P1"/>
      <text:p text:style-name="P1">7/ Boucle : Ajouter des blocs.</text:p>
      <text:p text:style-name="P1"/>
      <text:p text:style-name="P3">[x,y,z] = world.player.getPos()</text:p>
      <text:p text:style-name="P3"/>
      <text:p text:style-name="P3">for level in range(0, 3):</text:p>
      <text:p text:style-name="P3"><text:s text:c="4"/>world.setBlock( x + 1, y + level, z, block.BRICK_BLOCK )</text:p>
      <text:p text:style-name="P1"/>
      <text:p text:style-name="P1"/>
      <text:p text:style-name="P1">Exercice : </text:p>
      <text:p text:style-name="P1"/>
      <text:p text:style-name="P1">- Ajouter plusieurs blocs.</text:p>
      <text:p text:style-name="P1">- Modifier la direction de l'ajout des blocs</text:p>
      <text:p text:style-name="P1">- Créer 2 lignes de bloc perpendiculaires</text:p>
      <text:p text:style-name="P1">- Créer un carré</text:p>
      <text:p text:style-name="P1"/>
      <text:p text:style-name="P1"/>
      <text:p text:style-name="P2"><text:span text:style-name="T2">8</text:span>/ Boucle<text:span text:style-name="T1">s</text:span> <text:span text:style-name="T1">imbriqués </text:span>: Ajouter des blocs.</text:p>
      <text:p text:style-name="P4"/>
      <text:p text:style-name="P5">for level1 in range(0, 3):</text:p>
      <text:p text:style-name="P5"><text:s text:c="4"/>for level2 in range(0, 6):</text:p>
      <text:p text:style-name="P5"><text:s text:c="8"/>world.setBlock( x + level1, y + level2, z, block.BRICK_BLOCK )</text:p>
      <text:p text:style-name="P1"/>
      <text:p text:style-name="P1"/>
      <text:p text:style-name="P8">Exercice : </text:p>
      <text:p text:style-name="P8"/>
      <text:p text:style-name="P8">- Construire une mais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a26f" officeooo:paragraph-rsid="000aa26f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Minetest : Tutoriel<text:tab/><text:tab/><text:page-number text:select-page="current">1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20:09:44.373466669</meta:creation-date>
    <dc:date>2018-11-16T20:18:26.997498724</dc:date>
    <meta:editing-duration>PT8M38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47" meta:word-count="219" meta:character-count="1426" meta:non-whitespace-character-count="1232"/>
  </office:meta>
</office:document-meta>
</file>